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63CAF055AFE7B7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83cm, 4.728cm, 10.676cm, 1.2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2cm" svg:height="23.299cm" svg:x="0.892cm" svg:y="2.092cm">
          <draw:image xlink:href="Pictures/10000000000005E8000007E0F63CAF055AFE7B7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6:27.273152025</dc:date>
    <meta:editing-duration>PT4M18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